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Tabla2" style:family="table">
      <style:table-properties style:width="9.846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9.62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officeooo:rsid="006e0500" officeooo:paragraph-rsid="009fc5e4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9fc5e4" fo:background-color="#ff0066" style:font-weight-asian="bold" style:font-weight-complex="bold"/>
    </style:style>
    <style:style style:name="P54" style:family="paragraph" style:parent-style-name="Standard">
      <style:text-properties fo:color="#000000" fo:font-weight="bold" officeooo:rsid="007d117e" officeooo:paragraph-rsid="00ab2069" fo:background-color="#ff0066" style:font-weight-asian="bold" style:font-weight-complex="bold"/>
    </style:style>
    <style:style style:name="P55" style:family="paragraph" style:parent-style-name="Standard">
      <style:text-properties fo:color="#000000" fo:font-weight="bold" officeooo:rsid="007d117e" officeooo:paragraph-rsid="00abc82d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d4425" fo:background-color="#ff0066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f28b2" fo:background-color="#ff0066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7e9a77" fo:background-color="#ff0066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ecdc6" fo:background-color="#ff0066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71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72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73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74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77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78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79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80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81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82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83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84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85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86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87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88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89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90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92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93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94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95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96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97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P98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P99" style:family="paragraph" style:parent-style-name="Standard">
      <style:paragraph-properties fo:text-align="justify" style:justify-single-word="false"/>
      <style:text-properties fo:color="#000000" officeooo:rsid="0088fc4f" officeooo:paragraph-rsid="009fc5e4"/>
    </style:style>
    <style:style style:name="P100" style:family="paragraph" style:parent-style-name="Standard">
      <style:paragraph-properties fo:text-align="justify" style:justify-single-word="false"/>
      <style:text-properties fo:color="#000000" officeooo:rsid="00931512" officeooo:paragraph-rsid="009fc5e4"/>
    </style:style>
    <style:style style:name="P101" style:family="paragraph" style:parent-style-name="Standard">
      <style:paragraph-properties fo:text-align="justify" style:justify-single-word="false"/>
      <style:text-properties fo:color="#000000" officeooo:rsid="008a9744" officeooo:paragraph-rsid="009fc5e4"/>
    </style:style>
    <style:style style:name="P102" style:family="paragraph" style:parent-style-name="Standard">
      <style:paragraph-properties fo:text-align="justify" style:justify-single-word="false"/>
      <style:text-properties fo:color="#000000" officeooo:rsid="008b71af" officeooo:paragraph-rsid="009fc5e4"/>
    </style:style>
    <style:style style:name="P103" style:family="paragraph" style:parent-style-name="Standard">
      <style:paragraph-properties fo:text-align="justify" style:justify-single-word="false"/>
      <style:text-properties fo:color="#000000" officeooo:rsid="00948b19" officeooo:paragraph-rsid="009fc5e4"/>
    </style:style>
    <style:style style:name="P104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13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14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16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17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19" style:family="paragraph" style:parent-style-name="Standard">
      <style:text-properties fo:font-weight="bold" officeooo:rsid="0012cc8c" officeooo:paragraph-rsid="009fc5e4" style:font-weight-asian="bold" style:font-weight-complex="bold"/>
    </style:style>
    <style:style style:name="P120" style:family="paragraph" style:parent-style-name="Standard">
      <style:text-properties fo:font-weight="bold" officeooo:rsid="00abdb4f" officeooo:paragraph-rsid="00abdb4f" style:font-weight-asian="bold" style:font-weight-complex="bold"/>
    </style:style>
    <style:style style:name="P121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22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23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24" style:family="paragraph" style:parent-style-name="Standard">
      <style:text-properties officeooo:rsid="0016324f" officeooo:paragraph-rsid="005d3410"/>
    </style:style>
    <style:style style:name="P125" style:family="paragraph" style:parent-style-name="Standard">
      <style:text-properties officeooo:rsid="0075ad16" officeooo:paragraph-rsid="005d3410"/>
    </style:style>
    <style:style style:name="P126" style:family="paragraph" style:parent-style-name="Standard">
      <style:text-properties officeooo:rsid="0017095d" officeooo:paragraph-rsid="005d3410"/>
    </style:style>
    <style:style style:name="P127" style:family="paragraph" style:parent-style-name="Standard">
      <style:text-properties fo:color="#ff3333" officeooo:rsid="0017095d" officeooo:paragraph-rsid="005d3410"/>
    </style:style>
    <style:style style:name="P128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29" style:family="paragraph" style:parent-style-name="Standard">
      <style:paragraph-properties fo:text-align="justify" style:justify-single-word="false"/>
      <style:text-properties fo:color="#ff3333" officeooo:rsid="0012cc8c" officeooo:paragraph-rsid="009fc5e4"/>
    </style:style>
    <style:style style:name="P130" style:family="paragraph" style:parent-style-name="Standard">
      <style:paragraph-properties fo:text-align="justify" style:justify-single-word="false"/>
      <style:text-properties fo:color="#ff3333" officeooo:rsid="008a9744" officeooo:paragraph-rsid="009fc5e4"/>
    </style:style>
    <style:style style:name="P131" style:family="paragraph" style:parent-style-name="Standard">
      <style:paragraph-properties fo:text-align="justify" style:justify-single-word="false"/>
      <style:text-properties fo:color="#ff3333" officeooo:rsid="0088fc4f" officeooo:paragraph-rsid="009fc5e4"/>
    </style:style>
    <style:style style:name="P132" style:family="paragraph" style:parent-style-name="Standard">
      <style:paragraph-properties fo:text-align="justify" style:justify-single-word="false"/>
      <style:text-properties fo:color="#ff3333" officeooo:rsid="008b71af" officeooo:paragraph-rsid="009fc5e4"/>
    </style:style>
    <style:style style:name="P133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34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35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36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37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38" style:family="paragraph" style:parent-style-name="Standard">
      <style:text-properties officeooo:rsid="0012cc8c" officeooo:paragraph-rsid="009fc5e4"/>
    </style:style>
    <style:style style:name="P139" style:family="paragraph" style:parent-style-name="Standard">
      <style:text-properties officeooo:rsid="0013eb95" officeooo:paragraph-rsid="009fc5e4"/>
    </style:style>
    <style:style style:name="P140" style:family="paragraph" style:parent-style-name="Standard">
      <style:text-properties officeooo:rsid="00a8bc93" officeooo:paragraph-rsid="00a8bc93"/>
    </style:style>
    <style:style style:name="P141" style:family="paragraph" style:parent-style-name="Standard">
      <style:text-properties officeooo:rsid="00aa4d9f" officeooo:paragraph-rsid="00aa4d9f"/>
    </style:style>
    <style:style style:name="P142" style:family="paragraph" style:parent-style-name="Standard">
      <style:text-properties officeooo:rsid="00ab2069" officeooo:paragraph-rsid="00ab2069"/>
    </style:style>
    <style:style style:name="P143" style:family="paragraph" style:parent-style-name="Standard">
      <style:text-properties officeooo:rsid="00abc82d" officeooo:paragraph-rsid="00abc82d"/>
    </style:style>
    <style:style style:name="P144" style:family="paragraph" style:parent-style-name="Standard">
      <style:text-properties fo:font-weight="normal" officeooo:rsid="00acfb4b" officeooo:paragraph-rsid="00acfb4b" style:font-weight-asian="normal" style:font-weight-complex="normal"/>
    </style:style>
    <style:style style:name="P145" style:family="paragraph" style:parent-style-name="Standard">
      <style:text-properties fo:font-weight="normal" officeooo:rsid="00aecef0" officeooo:paragraph-rsid="00aecef0" style:font-weight-asian="normal" style:font-weight-complex="normal"/>
    </style:style>
    <style:style style:name="P146" style:family="paragraph" style:parent-style-name="Standard">
      <style:text-properties fo:font-weight="normal" officeooo:rsid="00b2b362" officeooo:paragraph-rsid="00b2b362" style:font-weight-asian="normal" style:font-weight-complex="normal"/>
    </style:style>
    <style:style style:name="P147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48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49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50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5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5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53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54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55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56" style:family="paragraph" style:parent-style-name="Table_20_Contents">
      <style:text-properties fo:font-weight="bold" fo:background-color="#ff0066" style:font-weight-asian="bold" style:font-weight-complex="bold"/>
    </style:style>
    <style:style style:name="P157" style:family="paragraph" style:parent-style-name="Table_20_Contents">
      <style:text-properties fo:font-size="2pt" style:font-size-asian="2pt" style:font-size-complex="2pt"/>
    </style:style>
    <style:style style:name="P158" style:family="paragraph" style:parent-style-name="Standard">
      <style:text-properties fo:font-weight="bold" officeooo:rsid="00b554ea" officeooo:paragraph-rsid="00b554ea" style:font-weight-asian="bold" style:font-weight-complex="bold"/>
    </style:style>
    <style:style style:name="P159" style:family="paragraph" style:parent-style-name="Standard">
      <style:paragraph-properties fo:text-align="justify" style:justify-single-word="false"/>
      <style:text-properties officeooo:rsid="0013eb95" officeooo:paragraph-rsid="009fc5e4"/>
    </style:style>
    <style:style style:name="P160" style:family="paragraph" style:parent-style-name="Standard">
      <style:paragraph-properties fo:text-align="justify" style:justify-single-word="false"/>
      <style:text-properties officeooo:rsid="0012cc8c" officeooo:paragraph-rsid="009fc5e4"/>
    </style:style>
    <style:style style:name="P161" style:family="paragraph" style:parent-style-name="Standard">
      <style:paragraph-properties fo:text-align="justify" style:justify-single-word="false"/>
      <style:text-properties fo:font-weight="normal" officeooo:rsid="00b5befa" officeooo:paragraph-rsid="00b5befa" style:font-weight-asian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fo:font-weight="normal" officeooo:rsid="00b554ea" officeooo:paragraph-rsid="00b554ea" style:font-weight-asian="normal" style:font-weight-complex="normal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T29" style:family="text">
      <style:text-properties officeooo:rsid="008a9744"/>
    </style:style>
    <style:style style:name="T30" style:family="text">
      <style:text-properties officeooo:rsid="00a7930c"/>
    </style:style>
    <style:style style:name="T31" style:family="text">
      <style:text-properties officeooo:rsid="00aa4d9f"/>
    </style:style>
    <style:style style:name="T32" style:family="text">
      <style:text-properties officeooo:rsid="00b6361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6">Instalar apache en centos 7</text:p>
      <text:p text:style-name="P121"/>
      <text:p text:style-name="P121">yum install httpd</text:p>
      <text:p text:style-name="P121">systemctl start httpd.service (para subir los servicios de apache)</text:p>
      <text:p text:style-name="P121"/>
      <text:p text:style-name="P121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52"><text:bookmark text:name="tw-target-text"/>Desactivar o inhabilitar la aplicación de Windows Store</text:p>
        </text:section>
      </text:section>
      <text:p text:style-name="P147"><text:bookmark text:name="tw-target-text1"/>Uso del Editor de directivas de grupo</text:p>
      <text:p text:style-name="P154"/>
      <text:p text:style-name="P153">Para deshabilitar el acceso o apagar la tienda de Windows, escriba gpedit.msc en el cuadro Ejecutar y pulse Intro para abrir el Editor de directiva de grupo local. Vaya a la siguiente configuración:</text:p>
      <text:p text:style-name="P154"/>
      <text:p text:style-name="P151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105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106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107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108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34">https://es.wikibooks.org/wiki/El_Manual_de_BASH_Scripting_B%C3%A1sico_para_Principiantes/Hola_Mundo_en_BASH</text:p>
      <text:p text:style-name="P13"/>
      <text:p text:style-name="P135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35"/>
      <text:p text:style-name="P108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109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110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18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111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12">Cambiar ip en servidores en debian 7 (de dhcp a estatica)</text:p>
      <text:p text:style-name="P26">https://servidordebian.org/es/jessie/config/network/static_ip</text:p>
      <text:p text:style-name="P25"/>
      <text:p text:style-name="P112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13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14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15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22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23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55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16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36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7">SUDOERS</text:p>
      <text:p text:style-name="P43"/>
      <text:p text:style-name="P43">vi/etc/sudoers.d/usuario</text:p>
      <text:p text:style-name="P43"><text:s/></text:p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117">Crear virtual host en Centos7</text:p>
      <text:p text:style-name="P124"/>
      <text:p text:style-name="P125">11,183</text:p>
      <text:p text:style-name="P124">Ingresar en el servidor en el cual se creara el virtual host, después de ingresar ejecutar el siguiente comando:</text:p>
      <text:p text:style-name="P124"/>
      <text:p text:style-name="P124">cd /etc/httpd/conf.d</text:p>
      <text:p text:style-name="P124"/>
      <text:p text:style-name="P124">estando en esta ruta se debe crear un archivo </text:p>
      <text:p text:style-name="P124"/>
      <text:p text:style-name="P126">vi <text:span text:style-name="T10">ejemplo</text:span>.conf </text:p>
      <text:p text:style-name="P126"/>
      <text:p text:style-name="P126"/>
      <text:p text:style-name="P124">con los siguientes parámetros <text:span text:style-name="T12">(se debe modificar solo lo que esta en rojo, según el DNS a que se desea apuntar</text:span>:</text:p>
      <text:p text:style-name="P126"/>
      <text:p text:style-name="P126">&lt;VirtualHost *:80&gt;</text:p>
      <text:p text:style-name="P126">#DirectoryIndex index.php</text:p>
      <text:p text:style-name="P126"># ServerName gysmoadm.hc.p2p.dom</text:p>
      <text:p text:style-name="P127">ServerName faq.hc.gysmo.dom</text:p>
      <text:p text:style-name="P126"># ServerAlias gysmoadm.hc.p2p.dom</text:p>
      <text:p text:style-name="P127">ServerAlias faq.hc.gysmo.dom</text:p>
      <text:p text:style-name="P126">DocumentRoot /var/www/html/faq</text:p>
      <text:p text:style-name="P127">ErrorLog /var/log/httpd/faqhc-error.log</text:p>
      <text:p text:style-name="P127">CustomLog /var/log/httpd/faqhc-requests.log combined</text:p>
      <text:p text:style-name="P126">&lt;/VirtualHost&gt;</text:p>
      <text:p text:style-name="P124"/>
      <text:p text:style-name="P126"><text:soft-page-break/>Guarda los cambios y luego debes reiniciar los servicios de apache con el siguiente comando:</text:p>
      <text:p text:style-name="P126"/>
      <text:p text:style-name="P126">systemctl restart httpd.service</text:p>
      <text:p text:style-name="P126"/>
      <text:p text:style-name="P126"/>
      <text:p text:style-name="P67">NOTA: Se debe realizar la creación del FQDN o nombre de dominio a través del controlador de dominio o servidor DNS principal.</text:p>
      <text:p text:style-name="P67"/>
      <text:p text:style-name="P67"/>
      <text:p text:style-name="P68"><text:span text:style-name="T14">PARA </text:span><text:span text:style-name="T15">BAJAR LOS SERVICIOS DE GYSMO DE MANERA ORDENADA</text:span></text:p>
      <text:p text:style-name="P68"/>
      <text:p text:style-name="P69"/>
      <text:p text:style-name="P69">Ingresar en los ACD y bajar (en el orden)</text:p>
      <text:p text:style-name="P69"/>
      <text:p text:style-name="P69">-<text:span text:style-name="T18">monit</text:span></text:p>
      <text:p text:style-name="P69">/<text:span text:style-name="T18">etc/init.d/</text:span>monit <text:span text:style-name="T18">stop</text:span></text:p>
      <text:p text:style-name="P69"/>
      <text:p text:style-name="P69">-callcenter</text:p>
      <text:p text:style-name="P69">/<text:span text:style-name="T18">etc/init.d/callcenter</text:span> <text:span text:style-name="T18">stop</text:span></text:p>
      <text:p text:style-name="P69"/>
      <text:p text:style-name="P69">loguearme como su – telefonia </text:p>
      <text:p text:style-name="P69"/>
      <text:p text:style-name="P69">bajar asterisk</text:p>
      <text:p text:style-name="P69"/>
      <text:p text:style-name="P69">/<text:span text:style-name="T19">etc/init.d/asterisk stop</text:span></text:p>
      <text:p text:style-name="P69"/>
      <text:p text:style-name="P69">Ingresar en los APL y bajar</text:p>
      <text:p text:style-name="P69"/>
      <text:p text:style-name="P69">-apache</text:p>
      <text:p text:style-name="P69">/<text:span text:style-name="T19">etc/init.d/apache2 stop</text:span></text:p>
      <text:p text:style-name="P69"/>
      <text:p text:style-name="P69">-node-gysmo</text:p>
      <text:p text:style-name="P69"/>
      <text:p text:style-name="P69">/<text:span text:style-name="T19">etc/init.d/node-gysmo stop</text:span></text:p>
      <text:p text:style-name="P69"/>
      <text:p text:style-name="P69"/>
      <text:p text:style-name="P69">Luego de haber bajado los servicios ingreso via ssh 172.29.0.200 ip flotante (para gysmocc) para bajar la bd</text:p>
      <text:p text:style-name="P69"/>
      <text:p text:style-name="P69">ejecutar los siguientes <text:span text:style-name="T20">comandos</text:span>:</text:p>
      <text:p text:style-name="P69"/>
      <text:p text:style-name="P69"/>
      <text:p text:style-name="P69">postgres-p2p-control.sh stopfast <text:s/>(para bajar la bd)</text:p>
      <text:p text:style-name="P69"/>
      <text:p text:style-name="P69">reboot</text:p>
      <text:p text:style-name="P69"/>
      <text:p text:style-name="P69">hacer ping al nodo primario 172.29.0.201, <text:span text:style-name="T19">esperar respuestas</text:span></text:p>
      <text:p text:style-name="P69"/>
      <text:p text:style-name="P69">loguearme de nuevo al srv <text:s/>172.29.0.200</text:p>
      <text:p text:style-name="P69"><text:soft-page-break/></text:p>
      <text:p text:style-name="P69"/>
      <text:p text:style-name="P69">ifconfig </text:p>
      <text:p text:style-name="P69"/>
      <text:p text:style-name="P69">cat /proc/drbd <text:span text:style-name="T21">(para validar sincronizacion)</text:span></text:p>
      <text:p text:style-name="P69"/>
      <text:p text:style-name="P68">postgres-p2p-control.sh status</text:p>
      <text:p text:style-name="P68"/>
      <text:p text:style-name="P68"/>
      <text:p text:style-name="P68">Ingresar a los ACD, Loguearme como su – telefonia, SUBIR</text:p>
      <text:p text:style-name="P68"/>
      <text:p text:style-name="P68">-asterisk</text:p>
      <text:p text:style-name="P68">/<text:span text:style-name="T19">etc/init.d/asterisk start</text:span></text:p>
      <text:p text:style-name="P68"/>
      <text:p text:style-name="P68">salir de su telefonia</text:p>
      <text:p text:style-name="P68"/>
      <text:p text:style-name="P68">subir callcenter</text:p>
      <text:p text:style-name="P68">/<text:span text:style-name="T19">etc/init.d/callcenter start</text:span></text:p>
      <text:p text:style-name="P68"/>
      <text:p text:style-name="P68"/>
      <text:p text:style-name="P68">ingresar a los APL , SUBIR</text:p>
      <text:p text:style-name="P68"/>
      <text:p text:style-name="P68">-apache</text:p>
      <text:p text:style-name="P69">/<text:span text:style-name="T19">etc/init.d/apache2 start</text:span></text:p>
      <text:p text:style-name="P68"/>
      <text:p text:style-name="P68"><text:s/>-node (en los APL que lo <text:span text:style-name="T22">Tengan</text:span>)</text:p>
      <text:p text:style-name="P69">/<text:span text:style-name="T19">etc/init.d/node-gysmo start</text:span></text:p>
      <text:p text:style-name="P69"/>
      <text:p text:style-name="P69"/>
      <text:p text:style-name="P69"/>
      <text:p text:style-name="P48">como comprimir y descomprimir archivos</text:p>
      <text:p text:style-name="P70"/>
      <text:p text:style-name="P70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70"/>
      <text:p text:style-name="P133">tar -xzvf archivo.tar.gz <text:span text:style-name="T23">para descomprimir</text:span></text:p>
      <text:p text:style-name="P70"/>
      <text:p text:style-name="P70"/>
      <text:p text:style-name="P49">como copiar un archivo</text:p>
      <text:p text:style-name="P44"/>
      <text:p text:style-name="P148"><text:span text:style-name="Source_20_Text">cp directorio/ ruta_de_destino/nombre_copia</text:span></text:p>
      <text:p text:style-name="P148"/>
      <text:p text:style-name="P148"><text:span text:style-name="Source_20_Text">cp -r directorio/ ruta_de_destino/nombre_copia (PARA COPIAR CARPETA)</text:span></text:p>
      <text:p text:style-name="P148"/>
      <text:p text:style-name="P148"/>
      <text:p text:style-name="P148"/>
      <text:p text:style-name="P149">para dar permiso <text:s/>a un archivo o carpeta</text:p>
      <text:p text:style-name="P150"/>
      <text:p text:style-name="P148"><text:span text:style-name="T13">chmod 777 nombre_de_carpeta</text:span> </text:p>
      <text:p text:style-name="P148"><text:span text:style-name="Source_20_Text"/></text:p>
      <text:p text:style-name="P44"/>
      <text:p text:style-name="P71"><text:soft-page-break/><text:span text:style-name="T16">C</text:span><text:span text:style-name="T14">omo mover una llamada </text:span><text:span text:style-name="T17">de producción a calidad</text:span></text:p>
      <text:p text:style-name="P71"/>
      <text:p text:style-name="P72">Entrar via ssh al 172.16.17.1</text:p>
      <text:p text:style-name="P72"/>
      <text:p text:style-name="P73">Ingresar en la carpeta donde se guardan las llamadas</text:p>
      <text:p text:style-name="P72"/>
      <text:p text:style-name="P73">cd /mnt/asterisk01/</text:p>
      <text:p text:style-name="P73"/>
      <text:p text:style-name="P73">buscar la campaña </text:p>
      <text:p text:style-name="P73"/>
      <text:p text:style-name="P73">cd banesco/</text:p>
      <text:p text:style-name="P73"/>
      <text:p text:style-name="P73">ingresar a telefonia</text:p>
      <text:p text:style-name="P73"/>
      <text:p text:style-name="P73">cd /telefonia/llamadas</text:p>
      <text:p text:style-name="P73"/>
      <text:p text:style-name="P73">buscar el año/mes/dia de la llamada que se desea copiar</text:p>
      <text:p text:style-name="P73"/>
      <text:p text:style-name="P73">cd 2017/08/10</text:p>
      <text:p text:style-name="P73"/>
      <text:p text:style-name="P74">hacer ls y desplegara todas las llamadas de la fecha. Para ubicar una llamada en especifico se debe ejecutar el siguiente comando </text:p>
      <text:p text:style-name="P74"/>
      <text:p text:style-name="P74">ls -l <text:span text:style-name="T10">2017-08-07_12-40-23_63103.gsm</text:span></text:p>
      <text:p text:style-name="P74"/>
      <text:p text:style-name="P74">si no se logra conseguir la llamada de esta manera ejecutarlo con *</text:p>
      <text:p text:style-name="P74"/>
      <text:p text:style-name="P74">ls -l <text:span text:style-name="T10">2017-08-07_12-40-23_63103.gsm</text:span> .*</text:p>
      <text:p text:style-name="P74"/>
      <text:p text:style-name="P74">luego utilizar el comando para copiar de un servidor a otro.: nombre de archivo/usuario/ip/ruta</text:p>
      <text:p text:style-name="P74"/>
      <text:p text:style-name="P74"/>
      <text:p text:style-name="P74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74"/>
      <text:p text:style-name="P74"/>
      <text:p text:style-name="P74"/>
      <text:p text:style-name="P50">Crear virtual host en <text:span text:style-name="T24">Debian</text:span></text:p>
      <text:p text:style-name="P50"/>
      <text:p text:style-name="P51"/>
      <text:p text:style-name="P75"><text:span text:style-name="T25">I</text:span>ngresar al srv via ssh (ejemplo 172.16.11.183: Servidor de mercadeo)</text:p>
      <text:p text:style-name="P75"/>
      <text:p text:style-name="P75">entrar en apache</text:p>
      <text:p text:style-name="P75"/>
      <text:p text:style-name="P75">cd /etc/apache2/sites-available/</text:p>
      <text:p text:style-name="P75"/>
      <text:p text:style-name="P76">estando en esta ruta se debe crear un archivo </text:p>
      <text:p text:style-name="P76"/>
      <text:p text:style-name="P75">vi blogct</text:p>
      <text:p text:style-name="P75"/>
      <text:p text:style-name="P76"><text:soft-page-break/>con los siguientes parámetros <text:span text:style-name="T12">(se debe modificar solo lo que esta en rojo)</text:span></text:p>
      <text:p text:style-name="P76"/>
      <text:p text:style-name="P75">&lt;VirtualHost *:80&gt;</text:p>
      <text:p text:style-name="P75"><text:s text:c="8"/>ServerAdmin webmaster@localhost</text:p>
      <text:p text:style-name="P75"/>
      <text:p text:style-name="P75"><text:s text:c="8"/>DocumentRoot /var/www/blogct</text:p>
      <text:p text:style-name="P75"><text:s text:c="8"/>ServerName <text:span text:style-name="T10">blogct.hc.p2p.dom</text:span></text:p>
      <text:p text:style-name="P75"/>
      <text:p text:style-name="P75"><text:s text:c="8"/>&lt;Directory /&gt;</text:p>
      <text:p text:style-name="P75"><text:s text:c="16"/>Options -Indexes FollowSymLinks</text:p>
      <text:p text:style-name="P75"><text:s text:c="16"/>AllowOverride None</text:p>
      <text:p text:style-name="P75"><text:s text:c="8"/>&lt;/Directory&gt;</text:p>
      <text:p text:style-name="P75"><text:s text:c="8"/>&lt;Directory /var/www/<text:span text:style-name="T10">blogct</text:span>/&gt;</text:p>
      <text:p text:style-name="P75"><text:s text:c="16"/>Options -Indexes FollowSymLinks MultiViews</text:p>
      <text:p text:style-name="P75"><text:s text:c="16"/>AllowOverride None</text:p>
      <text:p text:style-name="P75"><text:s text:c="16"/>Order allow,deny</text:p>
      <text:p text:style-name="P75"><text:s text:c="16"/>allow from all</text:p>
      <text:p text:style-name="P75"><text:s text:c="8"/>&lt;/Directory&gt;</text:p>
      <text:p text:style-name="P75"/>
      <text:p text:style-name="P75"><text:s text:c="8"/>ScriptAlias /cgi-bin/ /usr/lib/cgi-bin/</text:p>
      <text:p text:style-name="P75"><text:s text:c="8"/>&lt;Directory "/usr/lib/cgi-bin"&gt;</text:p>
      <text:p text:style-name="P75"><text:s text:c="16"/>AllowOverride None</text:p>
      <text:p text:style-name="P75"><text:s text:c="16"/>Options +ExecCGI -MultiViews +SymLinksIfOwnerMatch</text:p>
      <text:p text:style-name="P75"><text:s text:c="16"/>Order allow,deny</text:p>
      <text:p text:style-name="P75"><text:s text:c="16"/>Allow from all</text:p>
      <text:p text:style-name="P75"><text:s text:c="8"/>&lt;/Directory&gt;</text:p>
      <text:p text:style-name="P75"/>
      <text:p text:style-name="P75"><text:s text:c="8"/>ErrorLog ${APACHE_LOG_DIR}/<text:span text:style-name="T10">blogct</text:span>-error.log</text:p>
      <text:p text:style-name="P75"/>
      <text:p text:style-name="P75"><text:s text:c="8"/># Possible values include: debug, info, notice, warn, error, crit,</text:p>
      <text:p text:style-name="P75"><text:s text:c="8"/># alert, emerg.</text:p>
      <text:p text:style-name="P75"><text:s text:c="8"/>LogLevel warn</text:p>
      <text:p text:style-name="P75"/>
      <text:p text:style-name="P75"><text:s text:c="8"/>CustomLog ${APACHE_LOG_DIR}/<text:span text:style-name="T10">blogct</text:span>-access.log combined</text:p>
      <text:p text:style-name="P75">&lt;/VirtualHost&gt;</text:p>
      <text:p text:style-name="P75"/>
      <text:p text:style-name="P77">Guardar los cambios </text:p>
      <text:p text:style-name="P77"/>
      <text:p text:style-name="P77">a2ensite blogct (para habilitar el virtual host en apache)</text:p>
      <text:p text:style-name="P77"/>
      <text:p text:style-name="P77">luego reinciar el apache</text:p>
      <text:p text:style-name="P77"/>
      <text:p text:style-name="P77">/etc/init.d/apache2 reload</text:p>
      <text:p text:style-name="P77"/>
      <text:p text:style-name="P77">Realizar las pruebas en el navegador</text:p>
      <text:p text:style-name="P77"/>
      <text:p text:style-name="P77"/>
      <text:p text:style-name="P59">COMO HACER LINK SIMBOLICOS</text:p>
      <text:p text:style-name="P59"/>
      <text:p text:style-name="P137"><text:soft-page-break/>Sintaxis (ejemplo con el servidor de mercadeo)</text:p>
      <text:p text:style-name="P59"/>
      <text:p text:style-name="P66">ln -s /home/mercadeo/cantv-mio /var/www/cantvmio</text:p>
      <text:p text:style-name="P66"/>
      <text:p text:style-name="P66">ln -s (ruta real) (ruta destino del link)</text:p>
      <text:p text:style-name="P90"/>
      <text:p text:style-name="P77"/>
      <text:p text:style-name="P77"/>
      <text:p text:style-name="P52">crea index en servidores</text:p>
      <text:p text:style-name="P78"/>
      <text:p text:style-name="P78">Ingresar en cd /var/www/html</text:p>
      <text:p text:style-name="P78"/>
      <text:p text:style-name="P79">vi index.html</text:p>
      <text:p text:style-name="P78"/>
      <text:p text:style-name="P74"/>
      <text:p text:style-name="P56">Para contar la cantidad de archivos en una carpeta</text:p>
      <text:p text:style-name="P80"/>
      <text:p text:style-name="P80">ls | wc -l</text:p>
      <text:p text:style-name="P80"/>
      <text:p text:style-name="P80"/>
      <text:p text:style-name="P56"><text:span text:style-name="T26">P</text:span>ara ver los filesystem</text:p>
      <text:p text:style-name="P80"/>
      <text:p text:style-name="P80">df -h</text:p>
      <text:p text:style-name="P80"/>
      <text:p text:style-name="P74"/>
      <text:p text:style-name="P57">Realizar cambio de contraseña en Postgres</text:p>
      <text:p text:style-name="P81"/>
      <text:p text:style-name="P81">passwd postgres</text:p>
      <text:p text:style-name="P74"/>
      <text:p text:style-name="P74"/>
      <text:p text:style-name="P58">Como hacer Crontab</text:p>
      <text:p text:style-name="P82"/>
      <text:p text:style-name="P82">https://blog.desdelinux.net/cron-crontab-explicados/</text:p>
      <text:p text:style-name="P73"/>
      <text:p text:style-name="P83">para realizar crontab <text:span text:style-name="T27">se debe ingresar </text:span></text:p>
      <text:p text:style-name="P83"/>
      <text:p text:style-name="P84">cd /etc/cron.d</text:p>
      <text:p text:style-name="P84"/>
      <text:p text:style-name="P84">alli utilizando vi se debe colocar el crontab</text:p>
      <text:p text:style-name="P84"/>
      <text:p text:style-name="P84">vi conprueba</text:p>
      <text:p text:style-name="P84"/>
      <text:p text:style-name="P84">*/1 * * * * root /usr/local/bin/prueba.sh</text:p>
      <text:p text:style-name="P84"/>
      <text:p text:style-name="P84">m h m d usuario ruta donde esta el script</text:p>
      <text:p text:style-name="P72"/>
      <text:p text:style-name="P84">minutos horas mes <text:span text:style-name="T30">día</text:span> </text:p>
      <text:p text:style-name="P84"/>
      <text:p text:style-name="P84">guardar y <text:span text:style-name="T30">automáticamente</text:span> comenzara a ejecutarse</text:p>
      <text:p text:style-name="P84"><text:soft-page-break/></text:p>
      <text:p text:style-name="P84"/>
      <text:p text:style-name="P84"/>
      <text:p text:style-name="P85">proyectos-infra</text:p>
      <text:p text:style-name="P85"/>
      <text:p text:style-name="P85">Caracas2525++</text:p>
      <text:p text:style-name="P84"/>
      <text:p text:style-name="P60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6"/>
          </table:table-cell>
          <table:table-cell table:style-name="Tabla1.B1" office:value-type="string">
            <text:p text:style-name="P156">WARNING - Unix Load at HIGH Levels</text:p>
          </table:table-cell>
        </table:table-row>
      </table:table>
      <text:p text:style-name="P60"/>
      <text:p text:style-name="P86">Ingresar en el compute alarmado (ingresar a la ip de openstack según la versión JUNO-KILO-OCATA, de alli ingresar por ssh al compute)</text:p>
      <text:p text:style-name="P86"/>
      <text:p text:style-name="P86">hacer top en el compute, validar el load average e ingresar en el proceso que posee mayor peso</text:p>
      <text:p text:style-name="P86"/>
      <text:p text:style-name="P86">ps -ef |grep <text:span text:style-name="T10">23455 (numero del proceso)</text:span></text:p>
      <text:p text:style-name="P128"/>
      <text:p text:style-name="P86">mostrara la ruta donde esta la metada del proceso, por lo general es muy parecida a esta</text:p>
      <text:p text:style-name="P86"/>
      <text:p text:style-name="P86">cd /var/lib/nova/instances/<text:span text:style-name="T10">1c65cfc9-c8f9-44ee-a106-1009ba0288b9 (numero de la metadata)</text:span></text:p>
      <text:p text:style-name="P86"/>
      <text:p text:style-name="P86"/>
      <text:p text:style-name="P86">Hacer ls e ingresar al archivo libvirt.xml (con less o vi)</text:p>
      <text:p text:style-name="P86"/>
      <text:p text:style-name="P86">alli aparecerá el nombre de la instancia. </text:p>
      <text:p text:style-name="P86"/>
      <text:p text:style-name="P86"/>
      <text:p text:style-name="P86"/>
      <text:p text:style-name="P87"><text:a xlink:type="simple" xlink:href="http://virtualbox.at.p2p.dom/" text:style-name="Internet_20_link" text:visited-style-name="Visited_20_Internet_20_Link">http://virtualbox.at.p2p.dom/</text:a></text:p>
      <text:p text:style-name="P87"/>
      <text:p text:style-name="P87"/>
      <text:p text:style-name="P64">mover archivos de una carpeta a otra</text:p>
      <text:p text:style-name="P64"/>
      <text:p text:style-name="P88">si estas en la carpeta con los archivos que deseas copiar, solo debes colocar lo siguientes </text:p>
      <text:p text:style-name="P88"/>
      <text:p text:style-name="P88"/>
      <text:p text:style-name="P88">mv * /mnt/asterisk01/cantv/telefonia/upload_files/</text:p>
      <text:p text:style-name="P88"/>
      <text:p text:style-name="P88">mv *(todo lo q esta en la carrpeta) ruta destino</text:p>
      <text:p text:style-name="P88"/>
      <text:p text:style-name="P88">si no debes colocar</text:p>
      <text:p text:style-name="P88"/>
      <text:p text:style-name="P88">mv rutaorigen/ archivo/ ruta destino</text:p>
      <text:p text:style-name="P88"/>
      <text:p text:style-name="P65">Configuracion adicional <text:s/>de Zabbix para los srv ACD</text:p>
      <text:p text:style-name="P65"/>
      <text:p text:style-name="P91"/>
      <text:p text:style-name="P91">Tomar un srv ACD de referencia como el 172.16.31.70 e ingresar en la siguiente ruta</text:p>
      <text:p text:style-name="P91"><text:soft-page-break/></text:p>
      <text:p text:style-name="P91">cd /etc/zabbix/zabbix-agent.d</text:p>
      <text:p text:style-name="P91"/>
      <text:p text:style-name="P91">hacer ls</text:p>
      <text:p text:style-name="P91"/>
      <text:p text:style-name="P91">copiar el archivo gysmo_queue.conf en el otro servidor en la misma ruta ( /etc/zabbix/zabbix-agent.d</text:p>
      <text:p text:style-name="P91"/>
      <text:p text:style-name="P92">entrar en el servidor donde se copio el archivo, validar que fue efectiva la copia e reiniciar el agente zabbix</text:p>
      <text:p text:style-name="P92"/>
      <text:p text:style-name="P92"/>
      <text:p text:style-name="P63">Instalar monit</text:p>
      <text:p text:style-name="P92"/>
      <text:p text:style-name="P92">apt-get install monit</text:p>
      <text:p text:style-name="P92"/>
      <text:p text:style-name="P92">Luego ingresar en un srv de referencia <text:s/><text:span text:style-name="T28">como el 172.16.31.70 e ingresar en la siguiente ruta</text:span></text:p>
      <text:p text:style-name="P92"/>
      <text:p text:style-name="P92">cd /etc/monit.d</text:p>
      <text:p text:style-name="P92"/>
      <text:p text:style-name="P92">hacer copia de los archivos que están en esa carpeta para el srv de la siguiente manera</text:p>
      <text:p text:style-name="P92"/>
      <text:p text:style-name="P92">scp * <text:s/><text:a xlink:type="simple" xlink:href="mailto:root@172.16.34.18" text:style-name="Internet_20_link" text:visited-style-name="Visited_20_Internet_20_Link">root@172.16.34.18</text:a>:/etc/monit/monitrc.d</text:p>
      <text:p text:style-name="P92"/>
      <text:p text:style-name="P92">luego ingresar al srv en la ruta cd etc/monit/monitrc.d para verificar que la copia fue efectiva</text:p>
      <text:p text:style-name="P92"/>
      <text:p text:style-name="P92">reiniciar monit</text:p>
      <text:p text:style-name="P91"/>
      <text:p text:style-name="P95"/>
      <text:p text:style-name="P61">Modificaciones en el 172.16.15.25 DNS</text:p>
      <text:p text:style-name="P93"/>
      <text:p text:style-name="P94">ingresar a </text:p>
      <text:p text:style-name="P94"/>
      <text:p text:style-name="P94">cd /etc/bind</text:p>
      <text:p text:style-name="P94"/>
      <text:p text:style-name="P94">modificar la zona en donde se va a colocar el fqdn</text:p>
      <text:p text:style-name="P94"/>
      <text:p text:style-name="P94">vi hc.gysmo.dom</text:p>
      <text:p text:style-name="P94"/>
      <text:p text:style-name="P94">yy para copiar</text:p>
      <text:p text:style-name="P94">p para pegar</text:p>
      <text:p text:style-name="P94"/>
      <text:p text:style-name="P94">cambiar la ip, y guardar los cambios</text:p>
      <text:p text:style-name="P94"/>
      <text:p text:style-name="P96">rndc reload hc.gysmo.dom</text:p>
      <text:p text:style-name="P93"/>
      <text:p text:style-name="P93"/>
      <text:p text:style-name="P62">crear puntos de monturas para ACD</text:p>
      <text:p text:style-name="P97"/>
      <text:p text:style-name="P97">Tomar como referencia otro ACD Ejemplo el 172.16.31.171, en ese servidor hacer df -h.. y alli se <text:soft-page-break/>observa el punto de montura</text:p>
      <text:p text:style-name="P97"/>
      <text:p text:style-name="P97">luego ingresar el el servidor donde se anexara el punto de montura. En este caso es el 172.16.34.25</text:p>
      <text:p text:style-name="P97"/>
      <text:p text:style-name="P97">ingresar en mnt</text:p>
      <text:p text:style-name="P97"/>
      <text:p text:style-name="P97">cd /mnt</text:p>
      <text:p text:style-name="P97"/>
      <text:p text:style-name="P97">crear la carpeta asterisk01</text:p>
      <text:p text:style-name="P97"/>
      <text:p text:style-name="P97">mkdir asterisk01</text:p>
      <text:p text:style-name="P97"/>
      <text:p text:style-name="P97">luego modificar</text:p>
      <text:p text:style-name="P97"/>
      <text:p text:style-name="P97">vi /etc/fstab</text:p>
      <text:p text:style-name="P97"/>
      <text:p text:style-name="P97">copiar la ruta que se desea montar</text:p>
      <text:p text:style-name="P97"/>
      <text:p text:style-name="P97">172.16.17.2:/mnt/asterisk01/banesco/telefonia <text:s text:c="5"/>/mnt/asterisk01 <text:s text:c="3"/>nfs <text:s text:c="4"/>rw,hard,intr,timeo=90,bg,vers=3,proto=tcp,rsize=32768,wsize=32768 <text:s text:c="6"/>0 0</text:p>
      <text:p text:style-name="P97"/>
      <text:p text:style-name="P97">guardar los cambios</text:p>
      <text:p text:style-name="P97"/>
      <text:p text:style-name="P97">y ejecutar el siguiente comando</text:p>
      <text:p text:style-name="P97"/>
      <text:p text:style-name="P97">mount /mnt/asterisk01</text:p>
      <text:p text:style-name="P97"/>
      <text:p text:style-name="P97"/>
      <text:p text:style-name="P91"/>
      <text:p text:style-name="P98">Puntos de monturas en debian 7</text:p>
      <text:p text:style-name="P98"/>
      <text:p text:style-name="P98">https://www.howtoforge.com/install_nfs_server_and_client_on_debian_wheezy</text:p>
      <text:p text:style-name="P89"/>
      <text:p text:style-name="P98"/>
      <text:p text:style-name="P53">Configuración archivo de pg_hba</text:p>
      <text:p text:style-name="P53"/>
      <text:p text:style-name="P99">Se debe ingresar por la VIP de servicio del srv de Base de datos</text:p>
      <text:p text:style-name="P45"/>
      <text:p text:style-name="P99">Banesco y gysmocc: 172.16.0.139</text:p>
      <text:p text:style-name="P99"/>
      <text:p text:style-name="P100">hc 172.29.0.200</text:p>
      <text:p text:style-name="P99"/>
      <text:p text:style-name="P99">Ingresamos a la carpeta postgres</text:p>
      <text:p text:style-name="P99"/>
      <text:p text:style-name="P99">cd /postgres/data</text:p>
      <text:p text:style-name="P99"/>
      <text:p text:style-name="P99">hacemos ls e ingresamos en la campaña correspondiente, en este caso en la carpeta gysmo-u.p2p.dom</text:p>
      <text:p text:style-name="P99"/>
      <text:p text:style-name="P99">cd gysmo</text:p>
      <text:p text:style-name="P99"><text:soft-page-break/></text:p>
      <text:p text:style-name="P99">luego hacemos ls y vamos a editar el archivo pg_hba.conf</text:p>
      <text:p text:style-name="P99">vi pg_hba.conf</text:p>
      <text:p text:style-name="P99"/>
      <text:p text:style-name="P99">En este archivo se <text:span text:style-name="T29">anexa las ip de los servidores (ejemplo ACD, IVR y el media server se ingresa como ASR)</text:span></text:p>
      <text:p text:style-name="P99"/>
      <text:p text:style-name="P101">###### <text:s/>ACD</text:p>
      <text:p text:style-name="P101"># BANESCO</text:p>
      <text:p text:style-name="P101">host <text:s text:c="3"/>gysmo_cc <text:s text:c="3"/>gysmo_cc <text:s text:c="7"/>172.16.12.17/32 <text:s text:c="5"/>md5</text:p>
      <text:p text:style-name="P101">host <text:s text:c="3"/>gysmo_cc <text:s text:c="3"/>gysmo_cc <text:s text:c="7"/>172.16.12.18/32 <text:s text:c="5"/>md5</text:p>
      <text:p text:style-name="P101">host <text:s text:c="3"/>gysmo_cc <text:s text:c="3"/>gysmo_cc <text:s text:c="7"/>172.16.12.41/32 <text:s text:c="5"/>md5</text:p>
      <text:p text:style-name="P101">host <text:s text:c="3"/>gysmo_cc <text:s text:c="3"/>gysmo_cc <text:s text:c="7"/>172.16.12.42/32 <text:s text:c="5"/>md5</text:p>
      <text:p text:style-name="P130">host <text:s text:c="3"/>gysmo_cc <text:s text:c="3"/>gysmo_cc <text:s text:c="7"/>172.16.34.18/32 <text:s text:c="5"/>md5</text:p>
      <text:p text:style-name="P130">host <text:s text:c="3"/>gysmo_cc <text:s text:c="3"/>gysmo_cc <text:s text:c="7"/>172.16.34.20/32 <text:s text:c="5"/>md5</text:p>
      <text:p text:style-name="P130">host <text:s text:c="3"/>gysmo_cc <text:s text:c="3"/>gysmo_cc <text:s text:c="7"/>172.16.34.25/32 <text:s text:c="5"/>md5</text:p>
      <text:p text:style-name="P101"/>
      <text:p text:style-name="P101">###### ASR </text:p>
      <text:p text:style-name="P101"># BANESCO</text:p>
      <text:p text:style-name="P101">host <text:s text:c="3"/>gysmo_cc <text:s text:c="3"/>gysmo_cc <text:s text:c="7"/>172.16.12.19/32 <text:s text:c="5"/>md5</text:p>
      <text:p text:style-name="P130">host <text:s text:c="3"/>gysmo_cc <text:s text:c="3"/>gysmo_cc <text:s text:c="7"/>172.16.34.29/32 <text:s text:c="5"/>md5</text:p>
      <text:p text:style-name="P130">host <text:s text:c="3"/>gysmo_cc <text:s text:c="3"/>gysmo_cc <text:s text:c="7"/>172.16.34.17/32 <text:s text:c="5"/>md5</text:p>
      <text:p text:style-name="P130"/>
      <text:p text:style-name="P101"/>
      <text:p text:style-name="P101">###### IVR</text:p>
      <text:p text:style-name="P101"># BANESCO</text:p>
      <text:p text:style-name="P101">host <text:s text:c="3"/>gysmo_cc <text:s text:c="3"/>gysmo_cc <text:s text:c="7"/>172.16.12.22/32 <text:s text:c="5"/>md5</text:p>
      <text:p text:style-name="P130">host <text:s text:c="3"/>gysmo_cc <text:s text:c="3"/>gysmo_cc <text:s text:c="7"/>172.16.34.11/32 <text:s text:c="5"/>md5</text:p>
      <text:p text:style-name="P130">host <text:s text:c="3"/>gysmo_cc <text:s text:c="3"/>gysmo_cc <text:s text:c="7"/>172.16.34.16/32 <text:s text:c="5"/>md5</text:p>
      <text:p text:style-name="P131"/>
      <text:p text:style-name="P99"/>
      <text:p text:style-name="P101">(Tips: para copiar y no perder el formato situar el curso en una de las lineas presionar yy para copiar y p para pegar)</text:p>
      <text:p text:style-name="P101"/>
      <text:p text:style-name="P101">Guardar los cambios en el archivos</text:p>
      <text:p text:style-name="P101"/>
      <text:p text:style-name="P101">luego entrar en la carpeta de gysmo_cc (retrocede e ingresas)</text:p>
      <text:p text:style-name="P101"/>
      <text:p text:style-name="P101">editar el archivo pg_hba.conf</text:p>
      <text:p text:style-name="P101"/>
      <text:p text:style-name="P101">(hacer los mismo que se realizo anteriormente de anexar las IPs de los servidores) </text:p>
      <text:p text:style-name="P101"/>
      <text:p text:style-name="P102">guardar los cambios</text:p>
      <text:p text:style-name="P102"/>
      <text:p text:style-name="P102">Luego se debe ingresar con el usuario postgres-p2p-control.sh</text:p>
      <text:p text:style-name="P102"/>
      <text:p text:style-name="P102">su – <text:s/>postgres</text:p>
      <text:p text:style-name="P102"/>
      <text:p text:style-name="P102">y ejecutar el siguiente comandos</text:p>
      <text:p text:style-name="P102"><text:soft-page-break/></text:p>
      <text:p text:style-name="P103">(para saber a que puertos corresponde ingresar en la carpeta por ejemplo gysmo y se le hace less postgresql.conf y alli aparece)</text:p>
      <text:p text:style-name="P103"/>
      <text:p text:style-name="P102">psql -p <text:span text:style-name="T10">9911 (se debe cambiar el puerto)</text:span></text:p>
      <text:p text:style-name="P102">al entrar luego se debe ejecutar el siguiente comandos</text:p>
      <text:p text:style-name="P102"/>
      <text:p text:style-name="P102">select pg_reload_conf(); (para cargar los cambios que realizamos en el archivo)</text:p>
      <text:p text:style-name="P102"/>
      <text:p text:style-name="P102">observaremos lo siguiente</text:p>
      <text:p text:style-name="P102"/>
      <text:p text:style-name="P102">psql (9.4.4)</text:p>
      <text:p text:style-name="P102">Type "help" for help.</text:p>
      <text:p text:style-name="P102"/>
      <text:p text:style-name="P102">postgres=# select pg_reload_conf();</text:p>
      <text:p text:style-name="P102"><text:s/>pg_reload_conf </text:p>
      <text:p text:style-name="P102">----------------</text:p>
      <text:p text:style-name="P102"><text:s/>t</text:p>
      <text:p text:style-name="P102">(1 row)</text:p>
      <text:p text:style-name="P102"/>
      <text:p text:style-name="P102">salimos del puerto </text:p>
      <text:p text:style-name="P102"/>
      <text:p text:style-name="P102">\q</text:p>
      <text:p text:style-name="P102"/>
      <text:p text:style-name="P102">ingresar al otro puerto</text:p>
      <text:p text:style-name="P102"/>
      <text:p text:style-name="P102">psql -p <text:span text:style-name="T10">9912</text:span></text:p>
      <text:p text:style-name="P102"/>
      <text:p text:style-name="P102">Ejecutar el comando que realizamos anteriormente</text:p>
      <text:p text:style-name="P102"/>
      <text:p text:style-name="P102">select pg_reload_conf();</text:p>
      <text:p text:style-name="P102"/>
      <text:p text:style-name="P102"/>
      <text:p text:style-name="P102">salimos del puerto </text:p>
      <text:p text:style-name="P102"/>
      <text:p text:style-name="P102">\q</text:p>
      <text:p text:style-name="P102"/>
      <text:p text:style-name="P102">y culmina el proceso</text:p>
      <text:p text:style-name="P132"/>
      <text:p text:style-name="P103"/>
      <text:p text:style-name="P102"/>
      <text:p text:style-name="P119">Crea NFS en en Debian 7</text:p>
      <text:p text:style-name="P138"/>
      <text:p text:style-name="P138">Para este laboratorio utilizamos dos Servidores. </text:p>
      <text:p text:style-name="P138"/>
      <text:p text:style-name="P138">172.16.14.30 (Server)</text:p>
      <text:p text:style-name="P138">172.16.14.32 (Cliente)</text:p>
      <text:p text:style-name="P138"/>
      <text:p text:style-name="P119">Servidor Server</text:p>
      <text:p text:style-name="P138"><text:soft-page-break/></text:p>
      <text:p text:style-name="P138">Lo primero que realizaremos en instalar el NFS Server y NFS common</text:p>
      <text:p text:style-name="P138"/>
      <text:p text:style-name="P138">apt-get install nfs-kernel-server nfs-common</text:p>
      <text:p text:style-name="P138"/>
      <text:p text:style-name="P138">Luego crearemos el directorio </text:p>
      <text:p text:style-name="P138"/>
      <text:p text:style-name="P138">mkdir /home/cliente</text:p>
      <text:p text:style-name="P138"/>
      <text:p text:style-name="P138">Luego debemos cambiarlo de usuarioy grupo para otorgarles los permisos al directorio</text:p>
      <text:p text:style-name="P138"/>
      <text:p text:style-name="P138">chown nobody.nogroup /home/cliente</text:p>
      <text:p text:style-name="P138">chmod 755 /home/cliente</text:p>
      <text:p text:style-name="P138"/>
      <text:p text:style-name="P138">Se debe modificar el archivo exports, donde se exportaran las acciones NFS. Donde especificamos las rutas de los recursos compartidos</text:p>
      <text:p text:style-name="P138"/>
      <text:p text:style-name="P139">vi /etc/exports</text:p>
      <text:p text:style-name="P139"/>
      <text:p text:style-name="P139">En la ultima linea anexaremos lo siguientes</text:p>
      <text:p text:style-name="P139"/>
      <text:p text:style-name="P139"/>
      <text:p text:style-name="P139">/ruta/ip_srv_cliente(permisos) ejemplo</text:p>
      <text:p text:style-name="P139"/>
      <text:p text:style-name="P139">/home/cliente 172.16.14.32(rw,sync,no_subtree_check)</text:p>
      <text:p text:style-name="P139"/>
      <text:p text:style-name="P139">Guardamos los cambios</text:p>
      <text:p text:style-name="P139"/>
      <text:p text:style-name="P139">Luego reiniciciamos el servicio NFS-Server</text:p>
      <text:p text:style-name="P139"/>
      <text:p text:style-name="P139">/etc/init.d/nfs-kernel-server restart</text:p>
      <text:p text:style-name="P139"/>
      <text:p text:style-name="P139">si todo esta bien configurado en el archivo exports, se observara lo siguientes</text:p>
      <text:p text:style-name="P139"/>
      <text:p text:style-name="P139">[ ok ] Stopping NFS kernel daemon: mountd nfsd.</text:p>
      <text:p text:style-name="P139">[ ok ] Unexporting directories for NFS kernel daemon....</text:p>
      <text:p text:style-name="P139">[ ok ] Exporting directories for NFS kernel daemon....</text:p>
      <text:p text:style-name="P139">[ ok ] Starting NFS kernel daemon: nfsd mountd.</text:p>
      <text:p text:style-name="P139"/>
      <text:p text:style-name="P119"/>
      <text:p text:style-name="P119"/>
      <text:p text:style-name="P119">Servidor Cliente </text:p>
      <text:p text:style-name="P138"/>
      <text:p text:style-name="P138">En el cliente solo instalaremos </text:p>
      <text:p text:style-name="P138"/>
      <text:p text:style-name="P138">apt-get install nfs-common</text:p>
      <text:p text:style-name="P138"/>
      <text:p text:style-name="P138"/>
      <text:p text:style-name="P139">Creamos los directorio donde se montaran las acciones NFS</text:p>
      <text:p text:style-name="P139"><text:soft-page-break/></text:p>
      <text:p text:style-name="P139">mkdir -p /mnt/nfs/home/cliente</text:p>
      <text:p text:style-name="P139"/>
      <text:p text:style-name="P139">Modificamos el archivo fstab</text:p>
      <text:p text:style-name="P139"/>
      <text:p text:style-name="P139">vi /etc/fstab</text:p>
      <text:p text:style-name="P139"/>
      <text:p text:style-name="P139">y anexamos lo siguientes</text:p>
      <text:p text:style-name="P139"/>
      <text:p text:style-name="P139">/home/cliente <text:s text:c="2"/>/mnt/nfs/home/cliente <text:s/>nfs defaults 0 0</text:p>
      <text:p text:style-name="P139"><text:s/></text:p>
      <text:p text:style-name="P139">Guardamos los cambios</text:p>
      <text:p text:style-name="P139"/>
      <text:p text:style-name="P139">Procedemos a realizar la montura</text:p>
      <text:p text:style-name="P139"/>
      <text:p text:style-name="P139">mount 172.16.14.30:/home/cliente /mnt/nfs/home/cliente</text:p>
      <text:p text:style-name="P139"/>
      <text:p text:style-name="P139">para comprobar realizamos df -h </text:p>
      <text:p text:style-name="P139"/>
      <text:p text:style-name="P139">Filesystem <text:s text:c="45"/>Size <text:s/>Used Avail Use% Mounted on</text:p>
      <text:p text:style-name="P139">rootfs <text:s text:c="50"/>30G <text:s/>1.2G <text:s text:c="2"/>27G <text:s text:c="2"/>5% /</text:p>
      <text:p text:style-name="P139">udev <text:s text:c="52"/>10M <text:s text:c="4"/>0 <text:s text:c="2"/>10M <text:s text:c="2"/>0% /dev</text:p>
      <text:p text:style-name="P139">tmpfs <text:s text:c="50"/>202M <text:s/>212K <text:s/>202M <text:s text:c="2"/>1% /run</text:p>
      <text:p text:style-name="P139">/dev/disk/by-uuid/3c74bc0e-b558-4984-8fe9-03b4b8ad0f16 <text:s text:c="2"/>30G <text:s/>1.2G <text:s text:c="2"/>27G <text:s text:c="2"/>5% /</text:p>
      <text:p text:style-name="P139">tmpfs <text:s text:c="50"/>5.0M <text:s text:c="4"/>0 <text:s/>5.0M <text:s text:c="2"/>0% /run/lock</text:p>
      <text:p text:style-name="P139">tmpfs <text:s text:c="50"/>403M <text:s text:c="4"/>0 <text:s/>403M <text:s text:c="2"/>0% /run/shm</text:p>
      <text:p text:style-name="P139">/dev/vda1 <text:s text:c="46"/>461M <text:s text:c="2"/>28M <text:s/>410M <text:s text:c="2"/>7% /boot</text:p>
      <text:p text:style-name="P139">172.16.14.30:/home/cliente <text:s text:c="30"/>30G <text:s/>1.2G <text:s text:c="2"/>27G <text:s text:c="2"/>5% /mnt/nfs/home/cliente</text:p>
      <text:p text:style-name="P139"/>
      <text:p text:style-name="P139"/>
      <text:p text:style-name="P139"/>
      <text:p text:style-name="P140">EN CASO DE QUE SE PRESENTE ESTA ALERTA <text:span text:style-name="T31">20% DE DISCO</text:span></text:p>
      <text:p text:style-name="P140"/>
      <text:p text:style-name="P140"><text:bookmark text:name="t5a099770e54c3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7"/>
          </table:table-cell>
          <table:table-cell table:style-name="Tabla2.A1" office:value-type="string">
            <text:p text:style-name="Table_20_Contents">Free disk space is less than 20% on volume /produccion</text:p>
          </table:table-cell>
        </table:table-row>
      </table:table>
      <text:p text:style-name="P140"/>
      <text:p text:style-name="P141">Se ingresa en /produccion</text:p>
      <text:p text:style-name="P141"/>
      <text:p text:style-name="P141">cd /produccion </text:p>
      <text:p text:style-name="P141"/>
      <text:p text:style-name="P141">en la carpeta de telefonia y luego ejecutar </text:p>
      <text:p text:style-name="P141"/>
      <text:p text:style-name="P141">du -csh *</text:p>
      <text:p text:style-name="P141"/>
      <text:p text:style-name="P141">y alli sucesivamente hasta dar con la carpeta que posee mayor peso</text:p>
      <text:p text:style-name="P141"/>
      <text:p text:style-name="P141"/>
      <text:p text:style-name="P141"/>
      <text:p text:style-name="P54"><text:soft-page-break/>Cuando aparece la siguiente alerta en Zabbix</text:p>
      <text:p text:style-name="P54"><text:s/></text:p>
      <text:p text:style-name="P54">Processor load is too high on APL Produccion BANESCO-GYSMOAT Nodo 2</text:p>
      <text:p text:style-name="P54"/>
      <text:p text:style-name="P142">Se realiza top al servidor si aparece repetido los procesos php, se ejecuta el siguiente comando </text:p>
      <text:p text:style-name="P142"/>
      <text:p text:style-name="P142">killall php </text:p>
      <text:p text:style-name="P142"/>
      <text:p text:style-name="P142">para matar los procesos php, luego validar haciendo nuevamente top</text:p>
      <text:p text:style-name="P141"/>
      <text:p text:style-name="P141"/>
      <text:p text:style-name="P141"/>
      <text:p text:style-name="P55">COMANDOS ASTERISK</text:p>
      <text:p text:style-name="P55"/>
      <text:p text:style-name="P143">asterisk -rx "sip show peers" | grep 18329806 (numero de Cedula) </text:p>
      <text:p text:style-name="P143"/>
      <text:p text:style-name="P143">hacerlo en todos los ACD hasta encontrar en donde se conecto, luego que se encuentre ejecutar el siguiente comando</text:p>
      <text:p text:style-name="P143"/>
      <text:p text:style-name="P143"/>
      <text:p text:style-name="P143">asterisk -rvvvvvv | grep 18329806 (numero de Cedula) </text:p>
      <text:p text:style-name="P119"/>
      <text:p text:style-name="P119"/>
      <text:p text:style-name="P119"/>
      <text:p text:style-name="P120">COMO ENCEDER LAS INSTANCIAS POR CONSOLA</text:p>
      <text:p text:style-name="P120"/>
      <text:p text:style-name="P120"/>
      <text:p text:style-name="P120">nova list | grep 172.16.31.169 (ip del servidor)</text:p>
      <text:p text:style-name="P120"/>
      <text:p text:style-name="P120"/>
      <text:p text:style-name="P144"><text:s/>1972 <text:s/>ssh compute01 "openstack-control.sh restart"</text:p>
      <text:p text:style-name="P144"><text:s/>1973 <text:s/>ssh compute02 "openstack-control.sh restart"</text:p>
      <text:p text:style-name="P144"><text:s/>1974 <text:s/>ssh compute03 "openstack-control.sh restart"</text:p>
      <text:p text:style-name="P144"><text:s/>1975 <text:s/>ssh compute04 "openstack-control.sh restart"</text:p>
      <text:p text:style-name="P144"><text:s/>1976 <text:s/>ssh compute05 "openstack-control.sh restart"</text:p>
      <text:p text:style-name="P144"><text:s/>1977 <text:s/>cd /var/log/nova/</text:p>
      <text:p text:style-name="P144"><text:s/>1978 <text:s/>ls</text:p>
      <text:p text:style-name="P144"><text:s/>1979 <text:s/>tail -f nova-api.log</text:p>
      <text:p text:style-name="P144"/>
      <text:p text:style-name="P146">source</text:p>
      <text:p text:style-name="P144"><text:s/>1980 <text:s/>nova list | grep 31.78</text:p>
      <text:p text:style-name="P144"><text:s/>1981 <text:s/>nova list | grep 31.73</text:p>
      <text:p text:style-name="P144"><text:s/>1982 <text:s/>nova reset-state ef0d7bce-b529-45a8-86be-edac1db24884</text:p>
      <text:p text:style-name="P144"><text:s/>1983 <text:s/>nova list | grep 31.73</text:p>
      <text:p text:style-name="P144"><text:s/>1984 <text:s/>nova rescue ef0d7bce-b529-45a8-86be-edac1db24884</text:p>
      <text:p text:style-name="P144"><text:s/>1985 <text:s/>nova list | grep 31.73</text:p>
      <text:p text:style-name="P144"><text:s/>1986 <text:s/>nova unrescue ef0d7bce-b529-45a8-86be-edac1db24884</text:p>
      <text:p text:style-name="P144"><text:s/>1987 <text:s/>nova list | grep 31.73</text:p>
      <text:p text:style-name="P144"><text:s/>1988 <text:s/>nova list | grep 172.16.31.169</text:p>
      <text:p text:style-name="P144"><text:soft-page-break/><text:s/>1989 <text:s/>nova rescue a3636c7b-c0a4-4980-8b7f-418e1df2d5f5</text:p>
      <text:p text:style-name="P144"><text:s/>1990 <text:s/>nova list | grep 172.16.31.69</text:p>
      <text:p text:style-name="P144"><text:s/>1991 <text:s/>nova start 9b40c6e3-e354-4597-9829-f15b14e0f7ec</text:p>
      <text:p text:style-name="P144"><text:s/>1992 <text:s/>nova list | grep 172.16.31.169</text:p>
      <text:p text:style-name="P144"><text:s/>1993 <text:s/>nova reset-state a3636c7b-c0a4-4980-8b7f-418e1df2d5f5</text:p>
      <text:p text:style-name="P144"><text:s/>1994 <text:s/>nova list | grep 172.16.31.169</text:p>
      <text:p text:style-name="P144"><text:s/>1995 <text:s/>nova rescue a3636c7b-c0a4-4980-8b7f-418e1df2d5f5</text:p>
      <text:p text:style-name="P144"><text:s/>1996 <text:s/>nova unrescue a3636c7b-c0a4-4980-8b7f-418e1df2d5f5</text:p>
      <text:p text:style-name="P144"><text:s/>1997 <text:s/>nova list | grep 172.16.31.169</text:p>
      <text:p text:style-name="P144"><text:s/>1998 <text:s/>nova list | grep 172.16.31.194</text:p>
      <text:p text:style-name="P144"><text:s/>1999 <text:s/>nova list | grep 172.16.31.195</text:p>
      <text:p text:style-name="P144"><text:s/>2000 <text:s/>nova list | grep 172.16.31.68</text:p>
      <text:p text:style-name="P144"/>
      <text:p text:style-name="P145"/>
      <text:p text:style-name="P158">BUSCAR LLAMADAS </text:p>
      <text:p text:style-name="P158"/>
      <text:p text:style-name="P161">Se debe solicitar a BD envien los datos del nombre de la llamada</text:p>
      <text:p text:style-name="P162"/>
      <text:p text:style-name="P162">ingresar al 172.16.17.2 en la siguiente ruta </text:p>
      <text:p text:style-name="P162"/>
      <text:p text:style-name="P162">cd /mnt/asterisk01/banesco/telefonia/llamadas</text:p>
      <text:p text:style-name="P162"/>
      <text:p text:style-name="P162">(en este caso la campaña es banesco)</text:p>
      <text:p text:style-name="P162"/>
      <text:p text:style-name="P161">ubicar año/mm/dd ejempl<text:span text:style-name="T32">o</text:span></text:p>
      <text:p text:style-name="P161"/>
      <text:p text:style-name="P161">cd 2017/04/11</text:p>
      <text:p text:style-name="P161"/>
      <text:p text:style-name="P161">hacemos ls y nos arrojara las llamadas de ese <text:span text:style-name="T32">día</text:span></text:p>
      <text:p text:style-name="P161"/>
      <text:p text:style-name="P161">para buscar una llamada especifica </text:p>
      <text:p text:style-name="P161"/>
      <text:p text:style-name="P161">ls | grep (nombre del audio de la llamada)</text:p>
      <text:p text:style-name="P161"/>
      <text:p text:style-name="P161">luego de ubicar la llamada hacer un scp y copiar en el equipo</text:p>
      <text:p text:style-name="P159"/>
      <text:p text:style-name="P160"/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8-01-22T16:42:06.853199396</dc:date>
    <dc:creator>Evelyn blanco</dc:creator>
    <meta:editing-duration>P79DT9H35S</meta:editing-duration>
    <meta:editing-cycles>88</meta:editing-cycles>
    <meta:generator>LibreOffice/4.3.3.2$Linux_X86_64 LibreOffice_project/430m0$Build-2</meta:generator>
    <meta:document-statistic meta:table-count="2" meta:image-count="0" meta:object-count="0" meta:page-count="19" meta:paragraph-count="492" meta:word-count="2508" meta:character-count="20191" meta:non-whitespace-character-count="17024"/>
  </office:meta>
</office:document-meta>
</file>